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literario">
      <style:paragraph-properties fo:line-height="200%"/>
      <style:text-properties fo:language="es" fo:country="ES" style:language-asian="zxx" style:country-asian="none" style:language-complex="zxx" style:country-complex="none"/>
    </style:style>
    <style:style style:name="P2" style:family="paragraph" style:parent-style-name="literario">
      <style:paragraph-properties fo:line-height="200%" fo:text-align="start" style:justify-single-word="false"/>
      <style:text-properties fo:language="es" fo:country="ES" style:language-asian="zxx" style:country-asian="none" style:language-complex="zxx" style:country-complex="none"/>
    </style:style>
    <style:style style:name="T1" style:family="text">
      <style:text-properties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amos al piso 46, se disculpó el anciano. Estuvimos subiendo una hora y media, avanzábamos despacio por las escaleras, continuamente pobladas por personas y animales. Una vez en el apartamento, el viejo me ofreció un café maloliente, me señaló donde podría dormir y me confesó que no tenía comida.</text:p>
      <text:p text:style-name="P1">Nos sentamos a esperar el sueño. Yo en el suelo y él en un sillón de madera. Le pregunté por el edificio de metal que me sorprendió en medio de la calle, antes de subir los 46 pisos. Es la caravana, me dijo. Alguna vez fue una especie de camión habitado por pasajeros invisibles. Durante muchísimos años recorrió <text:s/>todas las carreteras de este país. Mi padre me educó con historias acerca de su peregrinación. Me llenó la infancia de<text:span text:style-name="T1"> escaleras angostas y puertas de metal, custodiadas por tenaces viajeros que siempre ocultaban el rostro.</text:span> Yo tendría unos 9 años cuando cruzó por el pueblo la primera vez. Mi padre, emocionado, me sentó en la baranda del balcón. La vimos arrastrarse debajo de nosotros, crujiente y antigua, como una oruga gigante. Su motor sonaba como si tuviera enormes bloques de piedra rozando desde dentro. Las inmensas ruedas se movían despacio. Su altura casi alcanzaba nuestro balcón – vivíamos en el sexto piso – incluso pude distinguir sus múltiples ventanas, que en realidad eran claraboyas, y dentro tenían luces vacilantes de queroseno. La <text:s/>vimos alejarse, lenta y paciente. Tras ella corrieron varios chiquillos tirándole piedras. Años después se dijo que algunos de ellos no volvieron a casa.</text:p>
      <text:p text:style-name="P1">Regresó una década después. Yo aún vivía en la casa de mis padres, aunque ellos habían muerto en la mina de la cooperativa. Aquella tarde oí el sonido de su motor rugiendo desde lejos. Salí corriendo al balcón y allá estaba, bajando por la montaña. Me senté en la baranda a esperarla como un niño. <text:s/>Estuve horas sentado, <text:s/>vigilando su duro andar y acariciando recuerdos de viejas ilusiones. Justo cuando <text:s/>pasaba delante del edificio escuché un crujido insoportable, como si se desgarrara algo dentro de ella. Le siguió un silencio incrédulo, en la caravana y en el pueblo, como si un fantasma hubiera <text:soft-page-break/>aterrizado en la calle principal.</text:p>
      <text:p text:style-name="P1">Al principio la gente le tuvo miedo. Días después los vecinos empezaron a susurrar leyendas. En las noches escuchábamos ruidos desde su interior, como martillazos en el <text:s/>metal. Escuché historias de manos pálidas debajo de casacas raídas, que ofrecían un comercio de artículos anacrónicos y absurdos: alternadores, bobinas y otros repuestos innecesarios. Hubo secuestros, hijos e hijas desaparecidos. Alguno que otro cadáver mutilado apareció amarrado en una de las ruedas. Crímenes comunes en aquellos días, y en estos, pero atribuidos al edificio agonizante. Al transcurrir los meses la caravana y sus leyendas se silenciaron. Quizás los tripulantes no lograron arrancar su mecanismo o quizás los delincuentes se atrevieron a invadirla. Aún hoy prefiero imaginar a un timonel moribundo y solitario, agotado por la falta de piezas insustituibles e irreparables, escuchando la invasión de profanos desde su camarote atrincherado.</text:p>
      <text:p text:style-name="P1">Años después me mudé al piso 46, desde entonces la caravana fue parte del hormigueo inofensivo de la calle. Allá abajo aumentaron los delincuentes, los muertos y los gritos. En mis esporádicas visitas al mercado, como la de hoy, empecé a ver signos <text:s/>humanos en su fachada. Los vecinos le abrieron nuevas ventanas y le amarraron escaleras. Se convirtió en un trasto trivial, como el resto de nuestros edificios.</text:p>
      <text:p text:style-name="P1"/>
      <text:p text:style-name="P2">El viejo siguió hablando durante varias horas. Confesó, vacilante, que una vez trató de interrogar a uno de esos misteriosos vendedores. En una esquina nocturna lo acusó de ser parte de <text:s/>la tripulación, pero el otro le dio la espalda con una carcajada. Un gesto que el viejo atribuye al disimulo. En otra ocasión se atrevió a entrar a la caravana. Escogió una de las escaleras improvisadas. Subió y entre los pasillos encontró ropas mal lavadas, tendidas sobre las tuberías. Vio gritos y tráfico de prostitutas. La caravana había sido totalmente infestada por los vecinos. También encontró una sala con controles incomprensibles y un libro con anotaciones escritas a mano, en un idioma familiar pero <text:soft-page-break/>ininteligible.</text:p>
      <text:p text:style-name="P1">Me enseñó el libro. Lo revisé con descuido y lo devolví con disimulo. Durante otro par de horas agotamos la conversación con bostezos y largas pausas. El viejo se durmió en el sillón, con un jarro de café sin terminar colgado de sus dedos. Entonces me decidí. Le corté el cuello en silencio, tapándole la boca. </text:p>
      <text:p text:style-name="P1">Vendí el libro en el cuartel general. Uno de los contadores coleccionaba reliquias de la primera guerra, creo que en busca de un teso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s" fo:country="E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literario" style:family="paragraph" style:parent-style-name="Text_20_body" style:class="text">
      <style:paragraph-properties fo:margin-left="0cm" fo:margin-right="0cm" fo:line-height="200%" fo:text-indent="0cm" style:auto-text-indent="true"/>
      <style:text-properties style:font-name="Ari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2DT4H2M13S</meta:editing-duration>
    <meta:editing-cycles>520</meta:editing-cycles>
    <meta:generator>LibreOffice/3.3$Win32 LibreOffice_project/330m19$Build-6</meta:generator>
    <dc:date>2011-11-18T16:20:02.96</dc:date>
    <meta:document-statistic meta:table-count="0" meta:image-count="0" meta:object-count="0" meta:page-count="3" meta:paragraph-count="8" meta:word-count="765" meta:character-count="4652"/>
    <meta:user-defined meta:name="Info 1"/>
    <meta:user-defined meta:name="Info 2"/>
    <meta:user-defined meta:name="Info 3"/>
    <meta:user-defined meta:name="Info 4"/>
  </office:meta>
</office:document-meta>
</file>